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text-properties fo:color="#aeaaaa"/>
    </style:style>
    <style:style style:name="P2" style:family="paragraph" style:parent-style-name="Normal">
      <style:paragraph-properties fo:margin-top="0.0398in" fo:margin-bottom="0.0398in" loext:contextual-spacing="false" fo:text-align="justify" style:justify-single-word="false"/>
      <style:text-properties officeooo:paragraph-rsid="01409205"/>
    </style:style>
    <style:style style:name="P3" style:family="paragraph" style:parent-style-name="Normal">
      <style:paragraph-properties fo:margin-top="0.0398in" fo:margin-bottom="0.0398in" loext:contextual-spacing="false" fo:text-align="justify" style:justify-single-word="false"/>
      <style:text-properties officeooo:rsid="013faed4" officeooo:paragraph-rsid="013faed4"/>
    </style:style>
    <style:style style:name="P4" style:family="paragraph" style:parent-style-name="Normal">
      <style:paragraph-properties fo:margin-top="0.0398in" fo:margin-bottom="0.0398in" loext:contextual-spacing="false" fo:text-align="justify" style:justify-single-word="false"/>
      <style:text-properties officeooo:rsid="0131771a" officeooo:paragraph-rsid="013faed4"/>
    </style:style>
    <style:style style:name="P5" style:family="paragraph" style:parent-style-name="Footer">
      <style:paragraph-properties fo:margin-top="0.0398in" fo:margin-bottom="0.0398in" loext:contextual-spacing="false" fo:line-height="115%" fo:text-align="justify" style:justify-single-word="false"/>
      <style:text-properties officeooo:rsid="00f1a73b" officeooo:paragraph-rsid="01409205"/>
    </style:style>
    <style:style style:name="P6" style:family="paragraph" style:parent-style-name="Title" style:master-page-name="MP0">
      <style:paragraph-properties fo:line-height="115%" fo:text-align="start" style:justify-single-word="false" style:page-number="auto" fo:break-before="page"/>
      <style:text-properties officeooo:rsid="01397f3c" officeooo:paragraph-rsid="01397f3c"/>
    </style:style>
    <style:style style:name="P7" style:family="paragraph" style:parent-style-name="Subtitle">
      <style:paragraph-properties fo:line-height="115%" fo:text-align="start" style:justify-single-word="false"/>
      <style:text-properties officeooo:rsid="013faed4" officeooo:paragraph-rsid="0053b6c4"/>
    </style:style>
    <style:style style:name="P8" style:family="paragraph">
      <style:paragraph-properties fo:margin-left="0in" fo:margin-right="0in" fo:margin-top="0in" fo:margin-bottom="0in" fo:line-height="107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officeooo:rsid="00f1a73b" style:font-weight-asian="bold" style:font-weight-complex="bold"/>
    </style:style>
    <style:style style:name="T2" style:family="text">
      <style:text-properties officeooo:rsid="013faed4"/>
    </style:style>
    <style:style style:name="T3" style:family="text">
      <style:text-properties officeooo:rsid="01409205"/>
    </style:style>
    <style:style style:name="T4" style:family="text">
      <style:text-properties officeooo:rsid="00f1a73b"/>
    </style:style>
    <style:style style:name="T5" style:family="text">
      <style:text-properties officeooo:rsid="00f68627"/>
    </style:style>
    <style:style style:name="T6" style:family="text">
      <style:text-properties officeooo:rsid="01435783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ject Worksheet <text:span text:style-name="T2">Days 4 &amp; 5</text:span></text:p>
      <text:p text:style-name="P7">August 26, 2021</text:p>
      <text:p text:style-name="P4"><text:span text:style-name="T2">Yesterday’s</text:span> project assignment was to implement a <text:span text:style-name="T2">first </text:span>“<text:span text:style-name="T2">teaser</text:span>” function with one concrete analysis example. <text:span text:style-name="T2">The project assignment for today is simply to continue with the implementation, and write the code that you need for the other analyses that you planned to do on days 1 and 2. Proceed step by step. Create a basic version of the code first, and add parameters and configuration options incrementally. </text:span></text:p>
      <text:p text:style-name="P3">The lecturers and TA’s are there to help you with questions, and look forward to seeing you present your project <text:span text:style-name="T6">on Friday</text:span>. :)</text:p>
      <text:p text:style-name="P2"/>
      <text:p text:style-name="P2"><text:span text:style-name="T3">Thus, make sure to also prepare a 10</text:span><office:annotation office:name="__Annotation__3178_715161150"><dc:creator>Anna-Lena Lamprecht</dc:creator><dc:date>2021-06-01T14:57:58</dc:date><loext:sender-initials>AL</loext:sender-initials><text:p text:style-name="P8"><text:span text:style-name="T7">Timing to be decided, will depend on number of participants/groups, could also think of a “demo bazaar” instead of plenary presentations, again dependent on the size and setting</text:span></text:p></office:annotation><text:span text:style-name="T3">-min presentation</text:span><office:annotation-end office:name="__Annotation__3178_715161150"/><text:span text:style-name="T3"> about your project. Your presentation slides should include: the </text:span><text:span text:style-name="T1">title</text:span><text:span text:style-name="T4"> of your project, your </text:span><text:span text:style-name="T1">names</text:span><text:span text:style-name="T4">, a description of your </text:span><text:span text:style-name="T1">research question(s)</text:span><text:span text:style-name="T4"> and the </text:span><text:span text:style-name="T1">data</text:span><text:span text:style-name="T4"> you have been using, (some of) the </text:span><text:span text:style-name="T1">results</text:span><text:span text:style-name="T4"> you obtained with your program, some information on how you built your </text:span><text:span text:style-name="T1">program</text:span><text:span text:style-name="T4"> (modules and functions defined, libraries used), some “</text:span><text:span text:style-name="T1">lessons learned</text:span><text:span text:style-name="T4">” from the project, a short </text:span><text:span text:style-name="T1">conclusion</text:span><text:span text:style-name="T4">, and maybe some ideas for </text:span><text:span text:style-name="T1">future work</text:span><text:span text:style-name="T4"> on the project (even if you are not planning to actually do it). Include code only if it is suitable to highlight interesting aspects of the implementation. </text:span></text:p>
      <text:p text:style-name="P5"><text:span text:style-name="T5">You can use the official UU PowerPoint template (available at </text:span><text:a xlink:type="simple" xlink:href="https://www.uu.nl/" text:style-name="Internet_20_link" text:visited-style-name="Visited_20_Internet_20_Link"><text:span text:style-name="T5">https://www.uu.nl/</text:span></text:a><text:a xlink:type="simple" xlink:href="https://www.uu.nl/organisatie/huisstijl/voor-docent-en-student#powerpoint" text:style-name="Internet_20_link" text:visited-style-name="Visited_20_Internet_20_Link"><text:span text:style-name="T5"><text:line-break/>organisatie/huisstijl/voor-docent-en-student#powerpoint</text:span></text:a><text:span text:style-name="T5">) for your slides, but any design is also fine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1665in" fo:margin-bottom="0in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MS Gothic" style:font-family-asian="'MS Gothic'" style:font-family-generic-asian="modern" style:font-pitch-asian="fixed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in" fo:margin-bottom="0in" loext:contextual-spacing="false" fo:line-height="100%" fo:hyphenation-ladder-count="no-limit"/>
      <style:text-properties style:font-name="Calibri Light" fo:font-family="'Calibri Light'" style:font-family-generic="swiss" style:font-pitch="variable" fo:font-size="28pt" fo:letter-spacing="-0.0071in" style:letter-kerning="true" style:font-name-asian="MS Gothic" style:font-family-asian="'MS Gothic'" style:font-family-generic-asian="modern" style:font-pitch-asian="fixed" style:font-size-asian="28pt" style:font-name-complex="Times New Roman" style:font-family-complex="'Times New Roman'" style:font-family-generic-complex="roman" style:font-pitch-complex="variable" style:font-size-complex="28pt" fo:hyphenate="false"/>
    </style:style>
    <style:style style:name="Head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5a5a5a" fo:letter-spacing="0.0102in" style:font-name-asian="MS Mincho" style:font-family-asian="'MS Mincho'" style:font-family-generic-asian="modern" style:font-pitch-asian="fixed"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pt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071in" style:letter-kerning="true" style:font-name-asian="MS Gothic" style:font-family-asian="'MS Gothic'" style:font-family-generic-asian="modern" style:font-pitch-asian="fixed" style:font-size-asian="28pt" style:font-name-complex="Times New Roman" style:font-family-complex="'Times New Roman'" style:font-family-generic-complex="roman" style:font-pitch-complex="variable" style:font-size-complex="2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Subtitle_20_Char" style:display-name="Subtitle Char" style:family="text" style:parent-style-name="Default_20_Paragraph_20_Font">
      <style:text-properties fo:color="#5a5a5a" fo:letter-spacing="0.0102in" style:font-name-asian="MS Mincho" style:font-family-asian="'MS Mincho'" style:font-family-generic-asian="modern" style:font-pitch-asian="fixed"/>
    </style:style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swiss" style:font-pitch="variable" fo:font-size="16pt" style:font-name-asian="MS Gothic" style:font-family-asian="'MS Gothic'" style:font-family-generic-asian="modern" style:font-pitch-asian="fixed" style:font-size-asian="16pt" style:font-name-complex="Times New Roman" style:font-family-complex="'Times New Roman'" style:font-family-generic-complex="roman" style:font-pitch-complex="variable" style:font-size-complex="16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ourier New" fo:font-family="'Courier New'" style:font-family-generic="modern" style:font-pitch="fixed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Courier New" fo:font-family="'Courier New'" style:font-family-generic="modern" style:font-pitch="fixed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♦" text:bullet-char="♦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aeaaa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0.9417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in" fo:margin-left="0in" fo:margin-right="0in" fo:margin-bottom="0in" style:dynamic-spacing="true"/>
      </style:header-style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Lamprecht, A.L. (Anna-Lena)</meta:initial-creator>
    <meta:creation-date>2019-01-04T12:49:00Z</meta:creation-date>
    <dc:date>2021-08-25T15:45:00.184547847</dc:date>
    <meta:editing-cycles>236</meta:editing-cycles>
    <meta:editing-duration>P4DT4H47M57S</meta:editing-duration>
    <dc:creator>Anna-Lena Lamprecht</dc:creator>
    <meta:document-statistic meta:table-count="0" meta:image-count="0" meta:object-count="0" meta:page-count="1" meta:paragraph-count="6" meta:word-count="223" meta:character-count="1400" meta:non-whitespace-character-count="1179"/>
    <meta:template xlink:type="simple" xlink:actuate="onRequest" xlink:title="" xlink:href="Normal.dotm"/>
  </office:meta>
</office:document-meta>
</file>